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77301"/>
    </style:style>
    <style:style style:name="P2" style:family="paragraph" style:parent-style-name="Text_20_body">
      <style:text-properties officeooo:rsid="0020266d" officeooo:paragraph-rsid="002af57a"/>
    </style:style>
    <style:style style:name="P3" style:family="paragraph" style:parent-style-name="Text_20_body">
      <style:text-properties officeooo:rsid="00279d27" officeooo:paragraph-rsid="002b549c"/>
    </style:style>
    <style:style style:name="P4" style:family="paragraph" style:parent-style-name="Text_20_body">
      <style:text-properties officeooo:rsid="00245811" officeooo:paragraph-rsid="002d28e0"/>
    </style:style>
    <style:style style:name="P5" style:family="paragraph" style:parent-style-name="Text_20_body">
      <style:text-properties officeooo:rsid="002d45ca" officeooo:paragraph-rsid="002effa6"/>
    </style:style>
    <style:style style:name="P6" style:family="paragraph" style:parent-style-name="Text_20_body">
      <style:text-properties officeooo:rsid="00286a22" officeooo:paragraph-rsid="002effa6"/>
    </style:style>
    <style:style style:name="P7" style:family="paragraph" style:parent-style-name="Heading_20_1" style:master-page-name="Right_20_Page">
      <style:paragraph-properties style:page-number="auto"/>
      <style:text-properties officeooo:rsid="00286a22" officeooo:paragraph-rsid="002effa6"/>
    </style:style>
    <style:style style:name="P8" style:family="paragraph" style:parent-style-name="Heading_20_2">
      <style:text-properties officeooo:paragraph-rsid="002af57a"/>
    </style:style>
    <style:style style:name="P9" style:family="paragraph" style:parent-style-name="Heading_20_2">
      <style:text-properties officeooo:paragraph-rsid="002b549c"/>
    </style:style>
    <style:style style:name="P10" style:family="paragraph" style:parent-style-name="Heading_20_2">
      <style:text-properties officeooo:paragraph-rsid="002d28e0"/>
    </style:style>
    <style:style style:name="P11" style:family="paragraph" style:parent-style-name="Heading_20_2">
      <style:text-properties officeooo:paragraph-rsid="002effa6"/>
    </style:style>
    <style:style style:name="P12" style:family="paragraph" style:parent-style-name="Heading_20_3">
      <style:text-properties officeooo:paragraph-rsid="00277301"/>
    </style:style>
    <style:style style:name="P13" style:family="paragraph" style:parent-style-name="Heading_20_3">
      <style:text-properties officeooo:rsid="0020266d" officeooo:paragraph-rsid="002af57a"/>
    </style:style>
    <style:style style:name="P14" style:family="paragraph" style:parent-style-name="Heading_20_3">
      <style:text-properties officeooo:paragraph-rsid="002af57a"/>
    </style:style>
    <style:style style:name="P15" style:family="paragraph" style:parent-style-name="Heading_20_3">
      <style:text-properties officeooo:paragraph-rsid="002b549c"/>
    </style:style>
    <style:style style:name="P16" style:family="paragraph" style:parent-style-name="Heading_20_3">
      <style:text-properties officeooo:rsid="00245811" officeooo:paragraph-rsid="002d28e0"/>
    </style:style>
    <style:style style:name="P17" style:family="paragraph" style:parent-style-name="Heading_20_3">
      <style:text-properties officeooo:rsid="002d45ca" officeooo:paragraph-rsid="002effa6"/>
    </style:style>
    <style:style style:name="P18" style:family="paragraph" style:parent-style-name="Heading_20_3">
      <style:text-properties officeooo:rsid="00286a22" officeooo:paragraph-rsid="002effa6"/>
    </style:style>
    <style:style style:name="P19" style:family="paragraph" style:parent-style-name="Heading_20_3">
      <style:text-properties officeooo:paragraph-rsid="002effa6"/>
    </style:style>
    <style:style style:name="P20" style:family="paragraph" style:parent-style-name="Heading_20_3">
      <style:paragraph-properties fo:margin-top="0.25cm" fo:margin-bottom="0.25cm" loext:contextual-spacing="false"/>
      <style:text-properties officeooo:paragraph-rsid="002effa6"/>
    </style:style>
    <style:style style:name="P21" style:family="paragraph" style:parent-style-name="Heading_20_3">
      <style:paragraph-properties fo:margin-top="0.199cm" fo:margin-bottom="0.101cm" loext:contextual-spacing="false"/>
      <style:text-properties officeooo:paragraph-rsid="002effa6"/>
    </style:style>
    <style:style style:name="P22" style:family="paragraph" style:parent-style-name="Heading_20_3">
      <style:paragraph-properties fo:margin-top="0.199cm" fo:margin-bottom="0.199cm" loext:contextual-spacing="false"/>
      <style:text-properties officeooo:paragraph-rsid="002effa6"/>
    </style:style>
    <style:style style:name="T1" style:family="text">
      <style:text-properties officeooo:rsid="001d5e8e"/>
    </style:style>
    <style:style style:name="T2" style:family="text">
      <style:text-properties officeooo:rsid="0020266d"/>
    </style:style>
    <style:style style:name="T3" style:family="text">
      <style:text-properties officeooo:rsid="00279d27"/>
    </style:style>
    <style:style style:name="T4" style:family="text">
      <style:text-properties officeooo:rsid="00245811"/>
    </style:style>
    <style:style style:name="T5" style:family="text">
      <style:text-properties officeooo:rsid="002bf14b"/>
    </style:style>
    <style:style style:name="T6" style:family="text">
      <style:text-properties officeooo:rsid="00286a22"/>
    </style:style>
    <style:style style:name="T7" style:family="text">
      <style:text-properties officeooo:rsid="00292303"/>
    </style:style>
    <style:style style:name="T8" style:family="text">
      <style:text-properties officeooo:rsid="002b1fab"/>
    </style:style>
    <style:style style:name="T9" style:family="text">
      <style:text-properties officeooo:rsid="002c435c"/>
    </style:style>
    <style:style style:name="T10" style:family="text">
      <style:text-properties officeooo:rsid="002d8b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Fire and Rain</text:h>
      <text:h text:style-name="P11" text:outline-level="2">(<text:span text:style-name="T6">James Taylor</text:span>)</text:h>
      <text:h text:style-name="P18" text:outline-level="3">[INTRO]</text:h>
      <text:p text:style-name="P5">G Am C G <text:s/>D C G</text:p>
      <text:h text:style-name="P19" text:outline-level="3">[VERSE 1]</text:h>
      <text:p text:style-name="P6"><text:span text:style-name="T7">G</text:span> <text:s text:c="13"/>Am <text:s text:c="5"/></text:p>
      <text:p text:style-name="P6">Just yesterday morning </text:p>
      <text:p text:style-name="P6"><text:s text:c="12"/><text:span text:style-name="T7">C</text:span> <text:s text:c="12"/><text:span text:style-name="T7">G</text:span></text:p>
      <text:p text:style-name="P6">they let me know you were gone </text:p>
      <text:p text:style-name="P6"><text:s text:c="12"/><text:span text:style-name="T8">D </text:span><text:s text:c="21"/><text:span text:style-name="T8">C <text:s text:c="9"/>G</text:span></text:p>
      <text:p text:style-name="P6">Susanne the plans they made put an end to you </text:p>
      <text:p text:style-name="P6"><text:s text:c="2"/><text:span text:style-name="T7">G</text:span> <text:s text:c="14"/>Am <text:s text:c="11"/><text:span text:style-name="T7">C</text:span> <text:s text:c="14"/><text:span text:style-name="T7">G</text:span></text:p>
      <text:p text:style-name="P6">I walked out this morning and I wrote down this song </text:p>
      <text:p text:style-name="P6"><text:s text:c="13"/><text:span text:style-name="T8">D </text:span><text:s text:c="14"/>C <text:s text:c="10"/>G</text:p>
      <text:p text:style-name="P6">I just can't remember who to send it to </text:p>
      <text:h text:style-name="P19" text:outline-level="3">[CHORUS]</text:h>
      <text:p text:style-name="P6"><text:span text:style-name="T7">C</text:span> <text:s text:c="8"/><text:span text:style-name="T7">D</text:span> <text:s text:c="17"/><text:span text:style-name="T7">G</text:span></text:p>
      <text:p text:style-name="P6">I've seen fire and I've seen rain </text:p>
      <text:p text:style-name="P6"><text:s text:c="10"/><text:span text:style-name="T7">C</text:span> <text:s text:c="9"/></text:p>
      <text:p text:style-name="P6">I've seen sunny days </text:p>
      <text:p text:style-name="P6"><text:s text:c="7"/><text:span text:style-name="T9">Am</text:span> <text:s text:c="17"/><text:span text:style-name="T7">G</text:span></text:p>
      <text:p text:style-name="P6">that I thought would never end </text:p>
      <text:p text:style-name="P6"><text:s text:c="10"/><text:span text:style-name="T7">C</text:span> <text:s text:c="18"/>Em <text:s text:c="14"/><text:span text:style-name="T10">G</text:span></text:p>
      <text:p text:style-name="P6">I've seen lonely times when I could not find a friend </text:p>
      <text:p text:style-name="P6"><text:s text:c="6"/>C <text:s text:c="22"/>Am <text:s text:c="6"/><text:span text:style-name="T7">G</text:span></text:p>
      <text:p text:style-name="P6">But I always thought that I'd see you again</text:p>
      <text:h text:style-name="P19" text:outline-level="3">[VERSE 2]</text:h>
      <text:p text:style-name="P6"><text:s text:c="10"/><text:span text:style-name="T7">G</text:span> <text:s text:c="17"/>Am</text:p>
      <text:p text:style-name="P6">Won't you look down upon me, Jesus </text:p>
      <text:p text:style-name="P6"><text:s text:c="14"/><text:span text:style-name="T7">C</text:span> <text:s text:c="13"/><text:span text:style-name="T7">G</text:span></text:p>
      <text:p text:style-name="P6">You've got to help me make a stand </text:p>
      <text:p text:style-name="P6"><text:s text:c="19"/><text:span text:style-name="T8">D</text:span> <text:s text:c="14"/><text:span text:style-name="T8">C <text:s text:c="9"/>G</text:span></text:p>
      <text:p text:style-name="P6">You've just got to see me through another day </text:p>
      <text:p text:style-name="P6"/>
      <text:p text:style-name="P6"><text:soft-page-break/><text:span text:style-name="T7">G</text:span> <text:s text:c="8"/>Am <text:s text:c="11"/><text:span text:style-name="T7">C</text:span> <text:s text:c="9"/><text:span text:style-name="T7">G</text:span></text:p>
      <text:p text:style-name="P6">My body's aching and my time is at hand </text:p>
      <text:p text:style-name="P6"><text:s text:c="12"/><text:span text:style-name="T8">D </text:span><text:s text:c="10"/>C <text:s text:c="9"/>G</text:p>
      <text:p text:style-name="P6">And I won't make it any other way </text:p>
      <text:h text:style-name="P20" text:outline-level="3">[CHORUS]</text:h>
      <text:p text:style-name="P6"><text:span text:style-name="T7">C</text:span> <text:s text:c="12"/><text:span text:style-name="T7">D</text:span> <text:s text:c="17"/><text:span text:style-name="T7">G</text:span></text:p>
      <text:p text:style-name="P6">Oh, I've seen fire and I've seen rain </text:p>
      <text:p text:style-name="P6"><text:s text:c="10"/><text:span text:style-name="T7">C</text:span> <text:s text:c="16"/><text:span text:style-name="T9">Am</text:span> <text:s text:c="17"/><text:span text:style-name="T7">G</text:span></text:p>
      <text:p text:style-name="P6">I've seen sunny days that I thought would never end </text:p>
      <text:p text:style-name="P6"><text:s text:c="10"/><text:span text:style-name="T7">C</text:span> <text:s text:c="18"/>Em <text:s text:c="14"/><text:span text:style-name="T10">G</text:span> <text:s text:c="5"/></text:p>
      <text:p text:style-name="P6">I've seen lonely times when I could not find a friend </text:p>
      <text:p text:style-name="P6"><text:s text:c="6"/>C <text:s text:c="22"/>Am <text:s text:c="6"/><text:span text:style-name="T8">G</text:span></text:p>
      <text:p text:style-name="P6">But I always thought that I'd see you again </text:p>
      <text:h text:style-name="P21" text:outline-level="3">[VERSE 3]</text:h>
      <text:p text:style-name="P6"><text:s text:c="5"/><text:span text:style-name="T7">G</text:span> <text:s text:c="20"/>Am <text:s text:c="8"/></text:p>
      <text:p text:style-name="P6">Been walking my mind to an easy time, </text:p>
      <text:p text:style-name="P6"><text:s text:c="3"/><text:span text:style-name="T7">C</text:span> <text:s text:c="22"/><text:span text:style-name="T7">G</text:span></text:p>
      <text:p text:style-name="P6">my back turned towards the sun </text:p>
      <text:p text:style-name="P6"><text:s text:c="20"/><text:span text:style-name="T8">D</text:span> <text:s text:c="14"/></text:p>
      <text:p text:style-name="P6">Lord knows when the cold wind blows </text:p>
      <text:p text:style-name="P6"><text:s text:c="6"/><text:span text:style-name="T8">C <text:s text:c="21"/>G</text:span></text:p>
      <text:p text:style-name="P6">it'll turn your head around </text:p>
      <text:p text:style-name="P6"><text:s text:c="14"/><text:span text:style-name="T7">G</text:span> <text:s text:c="19"/>Am <text:s text:c="7"/></text:p>
      <text:p text:style-name="P6">Well, there's hours of time on the telephone </text:p>
      <text:p text:style-name="P6"><text:s text:c="8"/><text:span text:style-name="T7">C</text:span> <text:s text:c="19"/><text:span text:style-name="T7">G</text:span></text:p>
      <text:p text:style-name="P6">line to talk about things to come </text:p>
      <text:p text:style-name="P6"><text:s text:c="17"/><text:span text:style-name="T8">D</text:span> <text:s text:c="14"/></text:p>
      <text:p text:style-name="P6">Sweet dreams and flying machines </text:p>
      <text:p text:style-name="P6"><text:s text:c="3"/>C <text:s text:c="20"/>G </text:p>
      <text:p text:style-name="P6">in pieces on the ground </text:p>
      <text:h text:style-name="P22" text:outline-level="3">[CHORUS]</text:h>
      <text:p text:style-name="P6"><text:span text:style-name="T7">C</text:span> <text:s text:c="12"/><text:span text:style-name="T7">D</text:span> <text:s text:c="17"/><text:span text:style-name="T7">G</text:span></text:p>
      <text:p text:style-name="P6">Oh, I've seen fire and I've seen rain </text:p>
      <text:p text:style-name="P6"><text:s text:c="10"/><text:span text:style-name="T7">C</text:span> <text:s text:c="16"/><text:span text:style-name="T9">Am</text:span> <text:s text:c="17"/><text:span text:style-name="T7">G</text:span></text:p>
      <text:p text:style-name="P6">I've seen sunny days that I thought would never end </text:p>
      <text:p text:style-name="P6"/>
      <text:p text:style-name="P6"><text:soft-page-break/><text:s text:c="10"/><text:span text:style-name="T7">C</text:span> <text:s text:c="18"/>Em <text:s text:c="14"/><text:span text:style-name="T10">G</text:span></text:p>
      <text:p text:style-name="P6">I've seen lonely times when I could not find a friend </text:p>
      <text:p text:style-name="P6"><text:s text:c="6"/>C <text:s text:c="22"/>Am <text:s text:c="6"/><text:span text:style-name="T8">G</text:span></text:p>
      <text:p text:style-name="P6">But I always thought that I'd see you again </text:p>
      <text:h text:style-name="P17" text:outline-level="3">[OUTRO]</text:h>
      <text:p text:style-name="P6"><text:s text:c="6"/>C <text:s text:c="22"/>Am <text:s text:c="6"/></text:p>
      <text:p text:style-name="P6">But I always thought that I'd see you, </text:p>
      <text:p text:style-name="P6"><text:s text:c="6"/><text:span text:style-name="T10">C</text:span> <text:s text:c="13"/><text:span text:style-name="T8">G</text:span></text:p>
      <text:p text:style-name="P6">baby, one more time again </text:p>
      <text:h text:style-name="P17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7M12S</meta:editing-duration>
    <meta:editing-cycles>33</meta:editing-cycles>
    <meta:generator>LibreOffice/5.2.7.2$MacOSX_X86_64 LibreOffice_project/2b7f1e640c46ceb28adf43ee075a6e8b8439ed10</meta:generator>
    <dc:title>Lyrics + Chords</dc:title>
    <dc:date>2017-08-01T10:56:36.999795000</dc:date>
    <meta:print-date>2017-04-03T12:23:29.985893000</meta:print-date>
    <meta:document-statistic meta:table-count="0" meta:image-count="0" meta:object-count="0" meta:page-count="3" meta:paragraph-count="77" meta:word-count="363" meta:character-count="2594" meta:non-whitespace-character-count="121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